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>
        <table:table-column table:number-columns-repeated="6"/>
        <table:table-row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7</text:p>
          </table:table-cell>
        </table:table-row>
        <table:table-row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7</text:p>
          </table:table-cell>
          <table:table-cell office:value-type="string">
            <text:p>28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7</text:p>
          </table:table-cell>
          <table:table-cell office:value-type="string">
            <text:p>28</text:p>
          </table:table-cell>
          <table:table-cell office:value-type="string">
            <text:p>29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7</text:p>
          </table:table-cell>
          <table:table-cell office:value-type="string">
            <text:p>28</text:p>
          </table:table-cell>
          <table:table-cell office:value-type="string">
            <text:p>29</text:p>
          </table:table-cell>
          <table:table-cell office:value-type="string">
            <text:p>30</text:p>
          </table:table-cell>
        </table:table-row>
        <table:table-row>
          <table:table-cell office:value-type="string">
            <text:p>26</text:p>
          </table:table-cell>
          <table:table-cell office:value-type="string">
            <text:p>27</text:p>
          </table:table-cell>
          <table:table-cell office:value-type="string">
            <text:p>28</text:p>
          </table:table-cell>
          <table:table-cell office:value-type="string">
            <text:p>29</text:p>
          </table:table-cell>
          <table:table-cell office:value-type="string">
            <text:p>30</text:p>
          </table:table-cell>
          <table:table-cell office:value-type="string">
            <text:p>31</text:p>
          </table:table-cell>
        </table:table-row>
      </table:table>
      <table:table table:name="Sheet2">
        <table:table-column table:number-columns-repeated="5"/>
        <table:table-row>
          <table:table-cell office:value-type="string">
            <text:p>a1</text:p>
          </table:table-cell>
          <table:table-cell office:value-type="string">
            <text:p>b1</text:p>
          </table:table-cell>
          <table:table-cell office:value-type="string">
            <text:p>c1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</table:table-row>
        <table:table-row>
          <table:table-cell office:value-type="string">
            <text:p>a2</text:p>
          </table:table-cell>
          <table:table-cell office:value-type="string">
            <text:p>b2</text:p>
          </table:table-cell>
          <table:table-cell office:value-type="string">
            <text:p>c2</text:p>
          </table:table-cell>
          <table:table-cell office:value-type="string">
            <text:p>d2</text:p>
          </table:table-cell>
          <table:table-cell office:value-type="string">
            <text:p>e2</text:p>
          </table:table-cell>
        </table:table-row>
        <table:table-row>
          <table:table-cell office:value-type="string">
            <text:p>a3</text:p>
          </table:table-cell>
          <table:table-cell office:value-type="string">
            <text:p>b3</text:p>
          </table:table-cell>
          <table:table-cell office:value-type="string">
            <text:p>c3</text:p>
          </table:table-cell>
          <table:table-cell office:value-type="string">
            <text:p>d3</text:p>
          </table:table-cell>
          <table:table-cell office:value-type="string">
            <text:p>e3</text:p>
          </table:table-cell>
        </table:table-row>
        <table:table-row>
          <table:table-cell office:value-type="string">
            <text:p>a4</text:p>
          </table:table-cell>
          <table:table-cell office:value-type="string">
            <text:p>b4</text:p>
          </table:table-cell>
          <table:table-cell office:value-type="string">
            <text:p>c4</text:p>
          </table:table-cell>
          <table:table-cell office:value-type="string">
            <text:p>d4</text:p>
          </table:table-cell>
          <table:table-cell office:value-type="string">
            <text:p>e4</text:p>
          </table:table-cell>
        </table:table-row>
        <table:table-row>
          <table:table-cell office:value-type="string">
            <text:p>a5</text:p>
          </table:table-cell>
          <table:table-cell office:value-type="string">
            <text:p>b5</text:p>
          </table:table-cell>
          <table:table-cell office:value-type="string">
            <text:p>c5</text:p>
          </table:table-cell>
          <table:table-cell office:value-type="string">
            <text:p>d5</text:p>
          </table:table-cell>
          <table:table-cell office:value-type="string">
            <text:p>e5</text:p>
          </table:table-cell>
        </table:table-row>
        <table:table-row>
          <table:table-cell office:value-type="string">
            <text:p>a6</text:p>
          </table:table-cell>
          <table:table-cell office:value-type="string">
            <text:p>b6</text:p>
          </table:table-cell>
          <table:table-cell office:value-type="string">
            <text:p>c6</text:p>
          </table:table-cell>
          <table:table-cell office:value-type="string">
            <text:p>d6</text:p>
          </table:table-cell>
          <table:table-cell office:value-type="string">
            <text:p>e6</text:p>
          </table:table-cell>
        </table:table-row>
      </table:table>
      <table:table table:name="Sheet3">
        <table:table-column table:number-columns-repeated="1"/>
        <table:table-row>
          <table:table-cell office:value-type="string">
            <text:p>This is some text!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0">07/20/2009</text:date>, <text:time>16:5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. K.</meta:initial-creator>
    <meta:creation-date>2009-07-20T15:06:42.08</meta:creation-date>
    <meta:generator>OpenOffice.org/3.0$Win32 OpenOffice.org_project/300m15$Build-9379</meta:generator>
    <dc:date>2009-07-20T16:54:55.80</dc:date>
    <dc:creator>J. K.</dc:creator>
    <meta:editing-duration>PT00H00M24S</meta:editing-duration>
    <meta:editing-cycles>2</meta:editing-cycles>
    <meta:document-statistic meta:table-count="3" meta:cell-count="0" meta:object-count="0"/>
  </office:meta>
</office:document-meta>
</file>